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Attribut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Attribut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Attribute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AttributeFactoryBean.setAttributeNam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AttributeFactoryBean.setServletContex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